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091in"/>
    </style:style>
    <style:style style:name="co3" style:family="table-column">
      <style:table-column-properties fo:break-before="auto" style:column-width="1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6496in" svg:height="4.063in" svg:x="7.2in" svg:y="0.2819in">
            <draw:object draw:notify-on-update-of-ranges="Sheet1.B7:Sheet1.B7 Sheet1.B7:Sheet1.B7 Sheet1.B8:Sheet1.B17 Sheet1.C7:Sheet1.C7 Sheet1.C8:Sheet1.C17 Sheet1.E6:Sheet1.E6 Sheet1.E7:Sheet1.E17 Sheet1.B7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select * from profile limit 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emysql</text:p>
          </table:table-cell>
          <table:table-cell/>
          <table:table-cell office:value-type="string">
            <text:p>mysql client</text:p>
          </table:table-cell>
          <table:table-cell/>
        </table:table-row>
        <table:table-row table:style-name="ro1">
          <table:table-cell/>
          <table:table-cell office:value-type="string">
            <text:p>row limit</text:p>
          </table:table-cell>
          <table:table-cell office:value-type="string">
            <text:p>seconds</text:p>
          </table:table-cell>
          <table:table-cell/>
          <table:table-cell office:value-type="string">
            <text:p>seconds</text:p>
          </table:table-cell>
          <table:table-cell office:value-type="string">
            <text:p>speedup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D8]*0.000001" office:value-type="float" office:value="0.00287">
            <text:p>0.003</text:p>
          </table:table-cell>
          <table:table-cell office:value-type="float" office:value="2870">
            <text:p>2870.000</text:p>
          </table:table-cell>
          <table:table-cell office:value-type="float" office:value="0.008">
            <text:p>0.008</text:p>
          </table:table-cell>
          <table:table-cell table:style-name="ce2" table:formula="of:=[.C8]/[.E8]" office:value-type="float" office:value="0.35875">
            <text:p>0.4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D9]*0.000001" office:value-type="float" office:value="0.019539">
            <text:p>0.020</text:p>
          </table:table-cell>
          <table:table-cell office:value-type="float" office:value="19539">
            <text:p>19539.000</text:p>
          </table:table-cell>
          <table:table-cell office:value-type="float" office:value="0.01">
            <text:p>0.010</text:p>
          </table:table-cell>
          <table:table-cell table:style-name="ce2" table:formula="of:=[.C9]/[.E9]" office:value-type="float" office:value="1.9539">
            <text:p>2.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D10]*0.000001" office:value-type="float" office:value="0.038447">
            <text:p>0.038</text:p>
          </table:table-cell>
          <table:table-cell office:value-type="float" office:value="38447">
            <text:p>38447.000</text:p>
          </table:table-cell>
          <table:table-cell office:value-type="float" office:value="0.012">
            <text:p>0.012</text:p>
          </table:table-cell>
          <table:table-cell table:style-name="ce2" table:formula="of:=[.C10]/[.E10]" office:value-type="float" office:value="3.20391666666667">
            <text:p>3.2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D11]*0.000001" office:value-type="float" office:value="0.09475">
            <text:p>0.095</text:p>
          </table:table-cell>
          <table:table-cell office:value-type="float" office:value="94750">
            <text:p>94750.000</text:p>
          </table:table-cell>
          <table:table-cell office:value-type="float" office:value="0.019">
            <text:p>0.019</text:p>
          </table:table-cell>
          <table:table-cell table:style-name="ce2" table:formula="of:=[.C11]/[.E11]" office:value-type="float" office:value="4.98684210526316">
            <text:p>5.0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[.D12]*0.000001" office:value-type="float" office:value="0.188266">
            <text:p>0.188</text:p>
          </table:table-cell>
          <table:table-cell office:value-type="float" office:value="188266">
            <text:p>188266.000</text:p>
          </table:table-cell>
          <table:table-cell office:value-type="float" office:value="0.031">
            <text:p>0.031</text:p>
          </table:table-cell>
          <table:table-cell table:style-name="ce2" table:formula="of:=[.C12]/[.E12]" office:value-type="float" office:value="6.07309677419355">
            <text:p>6.1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formula="of:=[.D13]*0.000001" office:value-type="float" office:value="0.383216">
            <text:p>0.383</text:p>
          </table:table-cell>
          <table:table-cell office:value-type="float" office:value="383216">
            <text:p>383216.000</text:p>
          </table:table-cell>
          <table:table-cell office:value-type="float" office:value="0.055">
            <text:p>0.055</text:p>
          </table:table-cell>
          <table:table-cell table:style-name="ce2" table:formula="of:=[.C13]/[.E13]" office:value-type="float" office:value="6.96756363636364">
            <text:p>7.0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formula="of:=[.D14]*0.000001" office:value-type="float" office:value="0.966609">
            <text:p>0.967</text:p>
          </table:table-cell>
          <table:table-cell office:value-type="float" office:value="966609">
            <text:p>966609.000</text:p>
          </table:table-cell>
          <table:table-cell office:value-type="float" office:value="0.126">
            <text:p>0.126</text:p>
          </table:table-cell>
          <table:table-cell table:style-name="ce2" table:formula="of:=[.C14]/[.E14]" office:value-type="float" office:value="7.6715">
            <text:p>7.7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D15]*0.000001" office:value-type="float" office:value="1.836965">
            <text:p>1.837</text:p>
          </table:table-cell>
          <table:table-cell office:value-type="float" office:value="1836965">
            <text:p>1836965.000</text:p>
          </table:table-cell>
          <table:table-cell office:value-type="float" office:value="0.247">
            <text:p>0.247</text:p>
          </table:table-cell>
          <table:table-cell table:style-name="ce2" table:formula="of:=[.C15]/[.E15]" office:value-type="float" office:value="7.43710526315789">
            <text:p>7.4</text:p>
          </table:table-cell>
        </table:table-row>
        <table:table-row table:style-name="ro1">
          <table:table-cell/>
          <table:table-cell office:value-type="float" office:value="200000">
            <text:p>200000</text:p>
          </table:table-cell>
          <table:table-cell table:formula="of:=[.D16]*0.000001" office:value-type="float" office:value="3.42563">
            <text:p>3.426</text:p>
          </table:table-cell>
          <table:table-cell office:value-type="float" office:value="3425630">
            <text:p>3425630.000</text:p>
          </table:table-cell>
          <table:table-cell office:value-type="float" office:value="0.49">
            <text:p>0.490</text:p>
          </table:table-cell>
          <table:table-cell table:style-name="ce2" table:formula="of:=[.C16]/[.E16]" office:value-type="float" office:value="6.99108163265306">
            <text:p>7.0</text:p>
          </table:table-cell>
        </table:table-row>
        <table:table-row table:style-name="ro1">
          <table:table-cell/>
          <table:table-cell office:value-type="float" office:value="500000">
            <text:p>500000</text:p>
          </table:table-cell>
          <table:table-cell table:formula="of:=[.D17]*0.000001" office:value-type="float" office:value="8.804396">
            <text:p>8.804</text:p>
          </table:table-cell>
          <table:table-cell office:value-type="float" office:value="8804396">
            <text:p>8804396.000</text:p>
          </table:table-cell>
          <table:table-cell office:value-type="float" office:value="1.229">
            <text:p>1.229</text:p>
          </table:table-cell>
          <table:table-cell table:style-name="ce2" table:formula="of:=[.C17]/[.E17]" office:value-type="float" office:value="7.16386981285598">
            <text:p>7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or i in 100 1000 2000 5000 10000 20000 50000 100000 200000 500000 ;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o time mysql -u bart -pbart -herlang6 versions_and_shards -e "select * from profile limit $i" &gt;/dev/null </text:p>
          </table:table-cell>
          <table:table-cell table:number-columns-repeated="4"/>
        </table:table-row>
        <table:table-row table:style-name="ro1">
          <table:table-cell office:value-type="string">
            <text:p>done</text:p>
          </table:table-cell>
          <table:table-cell table:number-columns-repeated="5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7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van Deenen</meta:initial-creator>
    <meta:creation-date>2012-03-14T16:40:07</meta:creation-date>
    <dc:date>2012-03-14T17:04:03</dc:date>
    <dc:creator>Bart van Deenen</dc:creator>
    <meta:editing-duration>PT23M58S</meta:editing-duration>
    <meta:editing-cycles>2</meta:editing-cycles>
    <meta:generator>LibreOffice/3.4$Unix LibreOffice_project/340m1$Build-1206</meta:generator>
    <meta:document-statistic meta:table-count="3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1cm" svg:height="10.321cm" xlink:href=".." xlink:type="simple" chart:class="chart:scatter" chart:column-mapping="0" chart:style-name="ch1">
        <chart:title svg:x="6.232cm" svg:y="0.342cm" chart:style-name="ch2">
          <text:p>query time as function of row count</text:p>
        </chart:title>
        <chart:legend chart:legend-position="end" svg:x="16.235cm" svg:y="4.612cm" style:legend-expansion="high" chart:style-name="ch3"/>
        <chart:plot-area chart:style-name="ch4" table:cell-range-address="Sheet1.B7:Sheet1.C17 Sheet1.E6:Sheet1.E17" chart:data-source-has-labels="both" svg:x="1.399cm" svg:y="1.739cm" svg:width="14.06cm" svg:height="7.395cm">
          <chartooo:coordinate-region svg:x="2.682cm" svg:y="1.938cm" svg:width="12.127cm" svg:height="6.549cm"/>
          <chart:axis chart:dimension="x" chart:name="primary-x" chart:style-name="ch5" chartooo:axis-type="auto">
            <chart:title svg:x="7.671cm" svg:y="9.34cm" chart:style-name="ch6">
              <text:p>row count</text:p>
            </chart:title>
            <chart:categories table:cell-range-address="Sheet1.B7:Sheet1.B7"/>
            <chart:grid chart:style-name="ch7" chart:class="major"/>
          </chart:axis>
          <chart:axis chart:dimension="y" chart:name="primary-y" chart:style-name="ch8">
            <chart:title svg:x="0.451cm" svg:y="6.128cm" chart:style-name="ch9">
              <text:p>seconds</text:p>
            </chart:title>
            <chart:grid chart:style-name="ch7" chart:class="major"/>
          </chart:axis>
          <chart:series chart:style-name="ch10" chart:values-cell-range-address="Sheet1.C8:Sheet1.C17" chart:label-cell-address="Sheet1.C7:Sheet1.C7" chart:class="chart:scatter">
            <chart:domain table:cell-range-address="Sheet1.B8:Sheet1.B17"/>
            <chart:data-point chart:repeated="10"/>
          </chart:series>
          <chart:series chart:style-name="ch11" chart:values-cell-range-address="Sheet1.E7:Sheet1.E17" chart:label-cell-address="Sheet1.E6:Sheet1.E6" chart:class="chart:scatter">
            <chart:domain table:cell-range-address="Sheet1.B7:Sheet1.B17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onds</text:p>
                <draw:g>
                  <svg:desc>Sheet1.C7:Sheet1.C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ysql client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limit</text:p>
                <draw:g>
                  <svg:desc>Sheet1.B7:Sheet1.B7</svg:desc>
                </draw:g>
              </table:table-cell>
              <table:table-cell office:value-type="float" office:value="100">
                <text:p>100</text:p>
                <draw:g>
                  <svg:desc>Sheet1.B8:Sheet1.B17</svg:desc>
                </draw:g>
              </table:table-cell>
              <table:table-cell office:value-type="float" office:value="0.00287">
                <text:p>0.00287</text:p>
                <draw:g>
                  <svg:desc>Sheet1.C8:Sheet1.C17</svg:desc>
                </draw:g>
              </table:table-cell>
              <table:table-cell office:value-type="float" office:value="NaN">
                <text:p>NaN</text:p>
                <draw:g>
                  <svg:desc>Sheet1.B7:Sheet1.B17</svg:desc>
                </draw:g>
              </table:table-cell>
              <table:table-cell office:value-type="float" office:value="NaN">
                <text:p>NaN</text:p>
                <draw:g>
                  <svg:desc>Sheet1.E7:Sheet1.E17</svg:desc>
                </draw:g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19539">
                <text:p>0.019539</text:p>
              </table:table-cell>
              <table:table-cell office:value-type="float" office:value="100">
                <text:p>1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038447">
                <text:p>0.038447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0.09475">
                <text:p>0.09475</text:p>
              </table:table-cell>
              <table:table-cell office:value-type="float" office:value="2000">
                <text:p>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188266">
                <text:p>0.188266</text:p>
              </table:table-cell>
              <table:table-cell office:value-type="float" office:value="5000">
                <text:p>50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0.383216">
                <text:p>0.383216</text:p>
              </table:table-cell>
              <table:table-cell office:value-type="float" office:value="10000">
                <text:p>1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0.966609">
                <text:p>0.966609</text:p>
              </table:table-cell>
              <table:table-cell office:value-type="float" office:value="20000">
                <text:p>2000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.836965">
                <text:p>1.836965</text:p>
              </table:table-cell>
              <table:table-cell office:value-type="float" office:value="50000">
                <text:p>500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3.42563">
                <text:p>3.42563</text:p>
              </table:table-cell>
              <table:table-cell office:value-type="float" office:value="100000">
                <text:p>1000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8.804396">
                <text:p>8.804396</text:p>
              </table:table-cell>
              <table:table-cell office:value-type="float" office:value="200000">
                <text:p>200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">
                <text:p>500000</text:p>
              </table:table-cell>
              <table:table-cell office:value-type="float" office:value="1.229">
                <text:p>1.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